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Arial" style:font-family-generic="system"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charset="x-symbol"/>
    <style:font-face style:name="OpenSymbol1" svg:font-family="OpenSymbol, 'Arial Unicode MS'" style:font-family-generic="roman" style:font-pitch="variable"/>
    <style:font-face style:name="SimSun" svg:font-family="SimSun" style:font-family-generic="system" style:font-pitch="variable"/>
    <style:font-face style:name="Symbol" svg:font-family="Symbol" style:font-family-generic="roman"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P1" style:family="paragraph" style:parent-style-name="Standard">
      <style:paragraph-properties fo:margin-left="1.251cm" fo:margin-right="0cm" fo:text-align="start" style:justify-single-word="false" fo:text-indent="0cm" style:auto-text-indent="false"/>
      <style:text-properties style:font-name="Liberation Serif" fo:font-size="12pt" officeooo:paragraph-rsid="00079903" style:font-size-asian="12pt" style:font-size-complex="12pt"/>
    </style:style>
    <style:style style:name="P2" style:family="paragraph" style:parent-style-name="Standard">
      <style:paragraph-properties fo:line-height="100%" fo:text-align="justify" style:justify-single-word="false"/>
      <style:text-properties style:font-name="Liberation Serif" fo:font-size="12pt" officeooo:paragraph-rsid="00079903" style:font-size-asian="12pt" style:font-size-complex="12pt"/>
    </style:style>
    <style:style style:name="P3" style:family="paragraph" style:parent-style-name="Standard">
      <style:paragraph-properties fo:line-height="100%" fo:text-align="justify" style:justify-single-word="false"/>
      <style:text-properties style:font-name="Liberation Serif" fo:font-size="12pt" officeooo:paragraph-rsid="000ac50d" style:font-size-asian="12pt" style:font-size-complex="12pt"/>
    </style:style>
    <style:style style:name="P4" style:family="paragraph" style:parent-style-name="Standard">
      <style:paragraph-properties fo:line-height="100%" fo:text-align="justify" style:justify-single-word="false"/>
      <style:text-properties style:font-name="Liberation Serif" fo:font-size="12pt" officeooo:paragraph-rsid="00173b96" style:font-size-asian="12pt" style:font-size-complex="12pt"/>
    </style:style>
    <style:style style:name="P5" style:family="paragraph" style:parent-style-name="Standard">
      <style:paragraph-properties fo:margin-left="1.251cm" fo:margin-right="0cm" fo:line-height="100%" fo:text-align="justify" style:justify-single-word="false" fo:text-indent="0cm" style:auto-text-indent="false" fo:break-before="page"/>
      <style:text-properties style:font-name="Liberation Serif" fo:font-size="12pt" officeooo:paragraph-rsid="00173b96" style:font-size-asian="12pt" style:font-size-complex="12pt"/>
    </style:style>
    <style:style style:name="P6" style:family="paragraph" style:parent-style-name="Standard">
      <style:paragraph-properties fo:line-height="100%" fo:text-align="justify" style:justify-single-word="false"/>
      <style:text-properties style:font-name="Liberation Serif" fo:font-size="12pt" officeooo:rsid="0015b8e8" officeooo:paragraph-rsid="00079903" style:font-size-asian="12pt" style:font-size-complex="12pt"/>
    </style:style>
    <style:style style:name="P7" style:family="paragraph" style:parent-style-name="Standard">
      <style:paragraph-properties fo:line-height="100%" fo:text-align="end" style:justify-single-word="false"/>
      <style:text-properties style:font-name="Liberation Serif" fo:font-size="12pt" officeooo:rsid="0012b487" officeooo:paragraph-rsid="0012b487" style:font-size-asian="12pt" style:font-size-complex="12pt"/>
    </style:style>
    <style:style style:name="P8" style:family="paragraph" style:parent-style-name="Style_20_de_20_dessin_20_par_20_défaut">
      <style:paragraph-properties fo:margin-left="0cm" fo:margin-right="0cm" style:line-height-at-least="0.353cm" fo:text-align="justify" style:justify-single-word="false" fo:text-indent="0cm" style:auto-text-indent="false"/>
      <style:text-properties style:font-name="Liberation Serif" fo:font-size="12pt" officeooo:rsid="0012b487" officeooo:paragraph-rsid="00173b96" style:font-size-asian="12pt" style:font-size-complex="12pt"/>
    </style:style>
    <style:style style:name="P9" style:family="paragraph" style:parent-style-name="Style_20_de_20_dessin_20_par_20_défaut">
      <style:paragraph-properties fo:margin-left="0cm" fo:margin-right="0cm" style:line-height-at-least="0.353cm" fo:text-align="justify" style:justify-single-word="false" fo:text-indent="0cm" style:auto-text-indent="false" style:writing-mode="lr-tb"/>
      <style:text-properties style:font-name="Liberation Serif" fo:font-size="12pt" officeooo:paragraph-rsid="00173b96" style:font-size-asian="12pt" style:font-size-complex="12pt"/>
    </style:style>
    <style:style style:name="P10" style:family="paragraph" style:parent-style-name="Style_20_de_20_dessin_20_par_20_défaut">
      <style:paragraph-properties fo:margin-left="0cm" fo:margin-right="0cm" style:line-height-at-least="0.353cm" fo:text-align="justify" style:justify-single-word="false" fo:text-indent="0cm" style:auto-text-indent="false"/>
      <style:text-properties style:font-name="Liberation Serif" fo:font-size="12pt" officeooo:paragraph-rsid="00173b96" style:font-size-asian="12pt" style:font-size-complex="12pt"/>
    </style:style>
    <style:style style:name="P11" style:family="paragraph" style:parent-style-name="Standard">
      <style:paragraph-properties fo:margin-left="1.251cm" fo:margin-right="0cm" fo:line-height="100%" fo:text-align="start" style:justify-single-word="false" fo:text-indent="0cm" style:auto-text-indent="false"/>
      <style:text-properties style:font-name="Liberation Serif" fo:font-size="12pt" fo:font-weight="normal" officeooo:paragraph-rsid="00079903" style:font-size-asian="12pt" style:font-weight-asian="normal" style:font-size-complex="12pt" style:font-weight-complex="normal"/>
    </style:style>
    <style:style style:name="P12" style:family="paragraph" style:parent-style-name="Standard">
      <style:paragraph-properties fo:line-height="100%" fo:text-align="justify" style:justify-single-word="false"/>
      <style:text-properties style:font-name="Liberation Serif" fo:font-size="12pt" fo:font-weight="normal" officeooo:paragraph-rsid="00079903" style:font-size-asian="12pt" style:font-weight-asian="normal" style:font-size-complex="12pt" style:font-weight-complex="normal"/>
    </style:style>
    <style:style style:name="P13" style:family="paragraph" style:parent-style-name="Standard">
      <style:paragraph-properties fo:line-height="100%" fo:text-align="justify" style:justify-single-word="false"/>
      <style:text-properties style:font-name="Liberation Serif" fo:font-size="12pt" fo:font-weight="normal" officeooo:paragraph-rsid="0007e11f" style:font-size-asian="12pt" style:font-weight-asian="normal" style:font-size-complex="12pt" style:font-weight-complex="normal"/>
    </style:style>
    <style:style style:name="P14" style:family="paragraph" style:parent-style-name="Standard">
      <style:paragraph-properties fo:line-height="100%" fo:text-align="justify" style:justify-single-word="false"/>
      <style:text-properties style:font-name="Liberation Serif" fo:font-size="12pt" fo:font-weight="normal" officeooo:rsid="0014b99c" officeooo:paragraph-rsid="00079903" style:font-size-asian="12pt" style:font-weight-asian="normal" style:font-size-complex="12pt" style:font-weight-complex="normal"/>
    </style:style>
    <style:style style:name="P15" style:family="paragraph" style:parent-style-name="Standard">
      <style:paragraph-properties fo:line-height="100%" fo:text-align="justify" style:justify-single-word="false"/>
      <style:text-properties style:font-name="Liberation Serif" fo:font-size="12pt" fo:font-weight="normal" officeooo:rsid="0012b487" officeooo:paragraph-rsid="00173b96" style:font-size-asian="12pt" style:font-weight-asian="normal" style:font-size-complex="12pt" style:font-weight-complex="normal"/>
    </style:style>
    <style:style style:name="P16" style:family="paragraph" style:parent-style-name="Standard">
      <style:paragraph-properties fo:line-height="100%" fo:text-align="justify" style:justify-single-word="false"/>
      <style:text-properties style:font-name="Liberation Serif" fo:font-size="12pt" fo:font-weight="normal" officeooo:rsid="0012b487" officeooo:paragraph-rsid="0012b487" style:font-size-asian="12pt" style:font-weight-asian="normal" style:font-size-complex="12pt" style:font-weight-complex="normal"/>
    </style:style>
    <style:style style:name="P17" style:family="paragraph" style:parent-style-name="Standard">
      <style:paragraph-properties fo:line-height="100%" fo:text-align="end" style:justify-single-word="false"/>
      <style:text-properties style:font-name="Liberation Serif" fo:font-size="12pt" fo:font-weight="normal" officeooo:rsid="0012b487" officeooo:paragraph-rsid="0012b487" style:font-size-asian="12pt" style:font-weight-asian="normal" style:font-size-complex="12pt" style:font-weight-complex="normal"/>
    </style:style>
    <style:style style:name="P18" style:family="paragraph" style:parent-style-name="Standard">
      <style:paragraph-properties fo:line-height="100%" fo:text-align="start" style:justify-single-word="false"/>
      <style:text-properties style:font-name="Liberation Serif" fo:font-size="12pt" fo:font-weight="normal" officeooo:rsid="00173b96" officeooo:paragraph-rsid="00173b96" style:font-size-asian="12pt" style:font-weight-asian="normal" style:font-size-complex="12pt" style:font-weight-complex="normal"/>
    </style:style>
    <style:style style:name="P19" style:family="paragraph" style:parent-style-name="Standard">
      <style:paragraph-properties fo:line-height="100%" fo:text-align="start" style:justify-single-word="false"/>
      <style:text-properties style:font-name="Liberation Serif" fo:font-size="12pt" fo:font-weight="bold" officeooo:paragraph-rsid="00079903" style:font-size-asian="12pt" style:font-weight-asian="bold" style:font-size-complex="12pt" style:font-weight-complex="bold"/>
    </style:style>
    <style:style style:name="P20" style:family="paragraph" style:parent-style-name="Standard">
      <style:paragraph-properties fo:line-height="100%" fo:text-align="justify" style:justify-single-word="false"/>
      <style:text-properties style:font-name="Liberation Serif" fo:font-size="12pt" fo:font-weight="bold" officeooo:paragraph-rsid="00079903" style:font-size-asian="12pt" style:font-weight-asian="bold" style:font-size-complex="12pt" style:font-weight-complex="bold"/>
    </style:style>
    <style:style style:name="P21" style:family="paragraph" style:parent-style-name="Style_20_de_20_dessin_20_par_20_défaut">
      <style:paragraph-properties fo:text-align="justify" style:justify-single-word="false"/>
      <style:text-properties style:font-name="Liberation Serif" fo:font-size="12pt" fo:font-weight="bold" officeooo:rsid="0015687e" officeooo:paragraph-rsid="00173b96" style:font-size-asian="12pt" style:font-weight-asian="bold" style:font-size-complex="12pt" style:font-weight-complex="bold"/>
    </style:style>
    <style:style style:name="P22" style:family="paragraph" style:parent-style-name="Standard">
      <style:paragraph-properties fo:margin-left="1.251cm" fo:margin-right="0cm" fo:line-height="100%" fo:text-align="justify" style:justify-single-word="false" fo:text-indent="0cm" style:auto-text-indent="false"/>
      <style:text-properties style:font-name="Liberation Serif" fo:font-size="12pt" fo:font-style="italic" officeooo:paragraph-rsid="0010fa2e" style:font-size-asian="12pt" style:font-style-asian="italic" style:font-size-complex="12pt" style:font-style-complex="italic"/>
    </style:style>
    <style:style style:name="P23" style:family="paragraph" style:parent-style-name="Standard">
      <style:paragraph-properties fo:margin-left="1.251cm" fo:margin-right="0cm" fo:line-height="100%" fo:text-align="end" style:justify-single-word="false" fo:text-indent="0cm" style:auto-text-indent="false"/>
      <style:text-properties style:font-name="Liberation Serif" fo:font-size="12pt" fo:font-style="italic" officeooo:paragraph-rsid="0010fa2e" style:font-size-asian="12pt" style:font-style-asian="italic" style:font-size-complex="12pt" style:font-style-complex="italic"/>
    </style:style>
    <style:style style:name="P24" style:family="paragraph" style:parent-style-name="Standard">
      <style:paragraph-properties fo:line-height="100%" fo:text-align="justify" style:justify-single-word="false"/>
      <style:text-properties style:font-name="Liberation Serif" fo:font-size="12pt" fo:font-weight="normal" officeooo:paragraph-rsid="000ac50d" style:font-size-asian="12pt" style:font-weight-asian="normal" style:font-size-complex="12pt" style:font-weight-complex="normal"/>
    </style:style>
    <style:style style:name="P25" style:family="paragraph" style:parent-style-name="Standard">
      <style:paragraph-properties fo:line-height="100%" fo:text-align="justify" style:justify-single-word="false"/>
      <style:text-properties style:font-name="Liberation Serif" fo:font-size="12pt" fo:font-weight="bold" officeooo:rsid="0012b487" officeooo:paragraph-rsid="00173b96" style:font-size-asian="12pt" style:font-weight-asian="bold" style:font-size-complex="12pt" style:font-weight-complex="bold"/>
    </style:style>
    <style:style style:name="P26" style:family="paragraph" style:parent-style-name="Standard">
      <style:paragraph-properties fo:line-height="100%" fo:text-align="justify" style:justify-single-word="false"/>
      <style:text-properties style:font-name="Liberation Serif" fo:font-size="12pt" fo:font-style="normal" officeooo:rsid="00199c5f" officeooo:paragraph-rsid="0012b487" style:font-size-asian="12pt" style:font-style-asian="normal" style:font-size-complex="12pt"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0abc0" style:font-weight-asian="bold" style:font-weight-complex="bold"/>
    </style:style>
    <style:style style:name="T4" style:family="text">
      <style:text-properties fo:font-weight="bold" officeooo:rsid="0014b99c" style:font-weight-asian="bold" style:font-weight-complex="bold"/>
    </style:style>
    <style:style style:name="T5" style:family="text">
      <style:text-properties fo:font-weight="bold" officeooo:rsid="002996d0" style:font-weight-asian="bold" style:font-weight-complex="bold"/>
    </style:style>
    <style:style style:name="T6" style:family="text">
      <style:text-properties fo:font-weight="bold" officeooo:rsid="0007e11f" style:font-weight-asian="bold" style:font-weight-complex="bold"/>
    </style:style>
    <style:style style:name="T7" style:family="text">
      <style:text-properties fo:font-weight="bold" officeooo:rsid="0037078a" style:font-weight-asian="bold" style:font-weight-complex="bold"/>
    </style:style>
    <style:style style:name="T8" style:family="text">
      <style:text-properties fo:font-weight="bold" officeooo:rsid="000a6ba6" style:font-weight-asian="bold" style:font-weight-complex="bold"/>
    </style:style>
    <style:style style:name="T9" style:family="text">
      <style:text-properties fo:font-weight="bold" officeooo:rsid="000bc0b6" style:font-weight-asian="bold" style:font-weight-complex="bold"/>
    </style:style>
    <style:style style:name="T10" style:family="text">
      <style:text-properties fo:font-weight="bold" officeooo:rsid="000ac50d" style:font-weight-asian="bold" style:font-weight-complex="bold"/>
    </style:style>
    <style:style style:name="T11" style:family="text">
      <style:text-properties fo:font-weight="bold" officeooo:rsid="00173b96" style:font-weight-asian="bold" style:font-weight-complex="bold"/>
    </style:style>
    <style:style style:name="T12" style:family="text">
      <style:text-properties fo:font-weight="bold" officeooo:rsid="0012b487" style:font-weight-asian="bold" style:font-weight-complex="bold"/>
    </style:style>
    <style:style style:name="T13" style:family="text">
      <style:text-properties fo:font-weight="bold" officeooo:rsid="00199c5f" style:font-weight-asian="bold" style:font-weight-complex="bold"/>
    </style:style>
    <style:style style:name="T14" style:family="text">
      <style:text-properties fo:font-weight="bold" officeooo:rsid="00144a91" style:font-weight-asian="bold" style:font-weight-complex="bold"/>
    </style:style>
    <style:style style:name="T15" style:family="text">
      <style:text-properties fo:font-weight="bold" style:font-weight-asian="bold" style:font-weight-complex="normal"/>
    </style:style>
    <style:style style:name="T16" style:family="text">
      <style:text-properties fo:font-weight="bold" style:font-name-asian="Symbol" style:font-weight-asian="bold" style:font-name-complex="Symbol" style:font-weight-complex="bold"/>
    </style:style>
    <style:style style:name="T17" style:family="text">
      <style:text-properties fo:font-weight="bold" officeooo:rsid="000ac50d" style:font-name-asian="Symbol" style:font-weight-asian="bold" style:font-name-complex="Symbol" style:font-weight-complex="bold"/>
    </style:style>
    <style:style style:name="T18" style:family="text">
      <style:text-properties fo:font-weight="normal" style:font-weight-asian="normal" style:font-weight-complex="normal"/>
    </style:style>
    <style:style style:name="T19" style:family="text">
      <style:text-properties fo:font-weight="normal" officeooo:rsid="00249453" style:font-weight-asian="normal" style:font-weight-complex="normal"/>
    </style:style>
    <style:style style:name="T20" style:family="text">
      <style:text-properties fo:font-weight="normal" officeooo:rsid="0014b99c" style:font-weight-asian="normal" style:font-weight-complex="normal"/>
    </style:style>
    <style:style style:name="T21" style:family="text">
      <style:text-properties fo:font-weight="normal" officeooo:rsid="001a4f4f" style:font-weight-asian="normal" style:font-weight-complex="normal"/>
    </style:style>
    <style:style style:name="T22" style:family="text">
      <style:text-properties fo:font-weight="normal" officeooo:rsid="002c53c9" style:font-weight-asian="normal" style:font-weight-complex="normal"/>
    </style:style>
    <style:style style:name="T23" style:family="text">
      <style:text-properties fo:font-weight="normal" officeooo:rsid="0037078a" style:font-weight-asian="normal" style:font-weight-complex="normal"/>
    </style:style>
    <style:style style:name="T24" style:family="text">
      <style:text-properties fo:font-weight="normal" officeooo:rsid="000857e4" style:font-weight-asian="normal" style:font-weight-complex="normal"/>
    </style:style>
    <style:style style:name="T25" style:family="text">
      <style:text-properties fo:font-weight="normal" officeooo:rsid="00468088" style:font-weight-asian="normal" style:font-weight-complex="normal"/>
    </style:style>
    <style:style style:name="T26" style:family="text">
      <style:text-properties fo:font-weight="normal" officeooo:rsid="00093b0a" style:font-weight-asian="normal" style:font-weight-complex="normal"/>
    </style:style>
    <style:style style:name="T27" style:family="text">
      <style:text-properties fo:font-weight="normal" officeooo:rsid="000bc0b6" style:font-weight-asian="normal" style:font-weight-complex="normal"/>
    </style:style>
    <style:style style:name="T28" style:family="text">
      <style:text-properties fo:font-weight="normal" officeooo:rsid="0015687e" style:font-weight-asian="normal" style:font-weight-complex="normal"/>
    </style:style>
    <style:style style:name="T29" style:family="text">
      <style:text-properties fo:font-weight="normal" officeooo:rsid="00173b96" style:font-weight-asian="normal" style:font-weight-complex="normal"/>
    </style:style>
    <style:style style:name="T30" style:family="text">
      <style:text-properties fo:font-weight="normal" style:font-name-asian="Symbol" style:font-weight-asian="normal" style:font-name-complex="Symbol" style:font-weight-complex="normal"/>
    </style:style>
    <style:style style:name="T31" style:family="text">
      <style:text-properties fo:font-weight="normal" officeooo:rsid="000a6ba6" style:font-name-asian="Symbol" style:font-weight-asian="normal" style:font-name-complex="Symbol" style:font-weight-complex="normal"/>
    </style:style>
    <style:style style:name="T32" style:family="text">
      <style:text-properties fo:font-weight="normal" officeooo:rsid="000ac50d" style:font-name-asian="Symbol" style:font-weight-asian="normal" style:font-name-complex="Symbol" style:font-weight-complex="normal"/>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style:font-style-asian="italic" style:font-weight-asian="normal" style:font-weight-complex="normal"/>
    </style:style>
    <style:style style:name="T35" style:family="text">
      <style:text-properties officeooo:rsid="0014b99c"/>
    </style:style>
    <style:style style:name="T36" style:family="text">
      <style:text-properties officeooo:rsid="002996d0"/>
    </style:style>
    <style:style style:name="T37" style:family="text">
      <style:text-properties style:font-name-asian="Symbol" style:font-name-complex="Symbol"/>
    </style:style>
    <style:style style:name="T38" style:family="text">
      <style:text-properties officeooo:rsid="000a6ba6" style:font-name-asian="Symbol" style:font-name-complex="Symbol"/>
    </style:style>
    <style:style style:name="T39" style:family="text">
      <style:text-properties officeooo:rsid="000ac50d" style:font-name-asian="Symbol" style:font-name-complex="Symbol"/>
    </style:style>
    <style:style style:name="T40" style:family="text">
      <style:text-properties officeooo:rsid="00446ba2"/>
    </style:style>
    <style:style style:name="T41" style:family="text">
      <style:text-properties officeooo:rsid="00079903"/>
    </style:style>
    <style:style style:name="T42" style:family="text">
      <style:text-properties officeooo:rsid="0007e11f"/>
    </style:style>
    <style:style style:name="T43" style:family="text">
      <style:text-properties officeooo:rsid="000a6ba6"/>
    </style:style>
    <style:style style:name="T44" style:family="text">
      <style:text-properties officeooo:rsid="000ac50d"/>
    </style:style>
    <style:style style:name="T45" style:family="text">
      <style:text-properties officeooo:rsid="000bc0b6"/>
    </style:style>
    <style:style style:name="T46" style:family="text">
      <style:text-properties officeooo:rsid="0015687e"/>
    </style:style>
    <style:style style:name="T47" style:family="text">
      <style:text-properties style:use-window-font-color="true" loext:opacity="0%" style:text-outline="false" style:text-line-through-style="none" style:text-line-through-type="none" fo:font-style="normal" fo:text-shadow="none" style:text-underline-style="none" fo:font-weight="normal" officeooo:rsid="0015687e" style:letter-kerning="true" style:font-name-asian="Tahoma" style:font-style-asian="normal" style:font-weight-asian="normal" style:font-name-complex="Liberation Sans3" style:text-emphasize="none"/>
    </style:style>
    <style:style style:name="T48" style:family="text">
      <style:text-properties style:use-window-font-color="true" loext:opacity="0%" style:text-outline="false" style:text-line-through-style="none" style:text-line-through-type="none" fo:font-style="normal" fo:text-shadow="none" style:text-underline-style="none" fo:font-weight="normal" officeooo:rsid="0015687e" style:letter-kerning="true" style:font-name-asian="Tahoma" style:font-style-asian="normal" style:font-weight-asian="normal" style:font-name-complex="Liberation Sans3" style:font-weight-complex="normal" style:text-emphasize="none"/>
    </style:style>
    <style:style style:name="T49" style:family="text">
      <style:text-properties style:use-window-font-color="true" loext:opacity="0%" style:text-outline="false" style:text-line-through-style="none" style:text-line-through-type="none" fo:font-style="normal" fo:text-shadow="none" style:text-underline-style="none" fo:font-weight="bold" officeooo:rsid="0015687e" style:letter-kerning="true" style:font-name-asian="Tahoma" style:font-style-asian="normal" style:font-weight-asian="bold" style:font-name-complex="Liberation Sans3" style:font-weight-complex="bold" style:text-emphasize="none"/>
    </style:style>
    <style:style style:name="T50" style:family="text">
      <style:text-properties officeooo:rsid="0018db70"/>
    </style:style>
    <style:style style:name="T51" style:family="text">
      <style:text-properties officeooo:rsid="00199c5f"/>
    </style:style>
    <style:style style:name="T52" style:family="text">
      <style:text-properties officeooo:rsid="001a01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3</text:span><text:span text:style-name="T10">. </text:span><text:span text:style-name="T13">L’inconscient freudien comme système de représentations refoulées</text:span></text:p>
      <text:p text:style-name="P11"><text:span text:style-name="T3"><text:tab/></text:span><text:span text:style-name="T13">a</text:span><text:span text:style-name="T14">. Le refoulement </text:span><text:span text:style-name="T8">comme définition de l’inconscient</text:span></text:p>
      <text:p text:style-name="P19"/>
      <text:p text:style-name="P2"><text:span text:style-name="T41"><text:tab/>Pour Freud, l’inconscient est défini par le fait que certains</text:span> processus mentaux <text:span text:style-name="T2">bloquent</text:span> <text:span text:style-name="T2">activement</text:span> le passage de certaines pensées <text:span text:style-name="T51">(désirs, souvenirs...)</text:span> à la conscience. <text:span text:style-name="T20">Ce processus de « blocage », Freud l'appelle le </text:span><text:span text:style-name="T4">refoulement</text:span><text:span text:style-name="T20">.</text:span></text:p>
      <text:p text:style-name="P14"/>
      <table:table table:name="Tableau1" table:style-name="Tableau1">
        <table:table-column table:style-name="Tableau1.A"/>
        <table:table-row table:style-name="TableLine2715695487392">
          <table:table-cell table:style-name="Tableau1.A1" office:value-type="string">
            <text:p text:style-name="P20"><text:span text:style-name="T35">Def : </text:span><text:span text:style-name="T20">Le </text:span><text:span text:style-name="T35">refoulement</text:span><text:span text:style-name="T20"> désigne le processus psychique inconscient par lequel certain</text:span><text:span text:style-name="T21">e</text:span><text:span text:style-name="T20">s </text:span><text:span text:style-name="T21">pulsions</text:span><text:span text:style-name="T20"> (notamment sexuel</text:span><text:span text:style-name="T21">le</text:span><text:span text:style-name="T20">s) sont maintenu</text:span><text:span text:style-name="T19">e</text:span><text:span text:style-name="T20">s activement hors du regard de la conscience, en particulier quand ces </text:span><text:span text:style-name="T22">pulsions</text:span><text:span text:style-name="T20"> sont incompatibles avec les valeurs et les normes </text:span><text:span text:style-name="T22">(</text:span><text:span text:style-name="T20">sociales et morales</text:span><text:span text:style-name="T22">)</text:span><text:span text:style-name="T20"> du sujet.</text:span></text:p>
          </table:table-cell>
        </table:table-row>
      </table:table>
      <text:p text:style-name="P14"/>
      <text:p text:style-name="P3"><text:span text:style-name="T41"><text:tab/>Dans la plupart des cas, le r</text:span>efoulement <text:span text:style-name="T41">est</text:span> <text:span text:style-name="T43">un processus très utile, dans la mesure où il</text:span> <text:span text:style-name="T43">nous permet d’avoir des comportements</text:span> compatibles avec la vie en sociét<text:span text:style-name="T36">é. Le problème, pourtant, vient du fait que les pulsions</text:span><text:span text:style-name="T38"> </text:span><text:span text:style-name="T37">qui </text:span><text:span text:style-name="T39">ont</text:span><text:span text:style-name="T37"> été refoulée</text:span><text:span text:style-name="T39">s</text:span><text:span text:style-name="T37"> </text:span><text:span text:style-name="T16">ne dispara</text:span><text:span text:style-name="T17">issent</text:span><text:span text:style-name="T16"> pas. </text:span><text:span text:style-name="T31">Quoiqu’elles ne puisse</text:span><text:span text:style-name="T32">nt</text:span><text:span text:style-name="T31"> pas devenir </text:span><text:span text:style-name="T32">elles-mêmes </text:span><text:span text:style-name="T31">conscientes, elles influencent cependant indirectement notre </text:span><text:span text:style-name="T32">vie </text:span><text:span text:style-name="T31">conscien</text:span><text:span text:style-name="T32">t</text:span><text:span text:style-name="T31">e : elles </text:span><text:span text:style-name="T32">se manifestent sous la forme</text:span><text:span text:style-name="T31"> </text:span><text:span text:style-name="T32">de</text:span><text:span text:style-name="T31"> rêves, </text:span><text:span text:style-name="T32">de</text:span><text:span text:style-name="T31"> phobies, </text:span><text:span text:style-name="T32">d’</text:span><text:span text:style-name="T31">obsessions, </text:span><text:span text:style-name="T32">d’</text:span><text:span text:style-name="T31">actes manqués, etc. </text:span><text:span text:style-name="T30"><text:s/></text:span><text:span text:style-name="T32">Quand la </text:span>pulsion <text:span text:style-name="T40">refoulée</text:span> est <text:span text:style-name="T44">trop </text:span>forte (<text:span text:style-name="T41">c’est souvent le cas des</text:span> pulsions sexuelles refoulées), <text:span text:style-name="T44">son effet indirect va être envahissant, de sorte qu’il peut</text:span> <text:span text:style-name="T41">empêcher le sujet de vivre normalement</text:span>. <text:span text:style-name="T41">Dans ce cas, il </text:span>appar<text:span text:style-name="T41">aît</text:span> <text:span text:style-name="T41">des</text:span> maladies de l'esprit particulières : <text:span text:style-name="T41">l</text:span>es <text:span text:style-name="T2">névroses</text:span>.</text:p>
      <text:p text:style-name="P2"/>
      <table:table table:name="Tableau2" table:style-name="Tableau2">
        <table:table-column table:style-name="Tableau2.A"/>
        <table:table-row table:style-name="TableLine2715695469824">
          <table:table-cell table:style-name="Tableau2.A1" office:value-type="string">
            <text:p text:style-name="P12"><text:span text:style-name="T5">Def :</text:span><text:span text:style-name="T36"> </text:span>La <text:span text:style-name="T2">névrose</text:span> est un genre très large de troubles du comportement (phobies, hystéries, obsessions...) causés par un conflit psychique refoulé.</text:p>
          </table:table-cell>
        </table:table-row>
      </table:table>
      <text:p text:style-name="P6"/>
      <text:p text:style-name="P3"><text:tab/><text:span text:style-name="T44">Quand il se transforme en </text:span><text:span text:style-name="T6">névrose</text:span><text:span text:style-name="T42">, le refoulement entraîne de l’</text:span>angoisse et <text:span text:style-name="T42">de la </text:span>culpabilité. <text:span text:style-name="T18">C'est à ce niveau que l</text:span><text:span text:style-name="T23">e</text:span><text:span text:style-name="T18"> psychanalyste va intervenir : </text:span><text:span text:style-name="T2">pour mettre fin à la névrose, </text:span><text:span text:style-name="T7">il</text:span><text:span text:style-name="T2"> va tenter de mettre fin au refoulement</text:span><text:span text:style-name="T18">.</text:span></text:p>
      <text:p text:style-name="P24"/>
      <text:p text:style-name="P22"><text:span text:style-name="T41"><text:tab/>Freud envisage cependant un autre destin possible pour les pulsions refoulées : c’est la </text:span><text:span text:style-name="T2">sublimation</text:span>. <text:span text:style-name="T42">La sublimation désigne le processus psychique au cours duquel l</text:span>es frustrations et <text:span text:style-name="T42">l</text:span>es désirs irréalisables <text:span text:style-name="T42">du sujet vont</text:span> prendre une nouvelle forme, méconnaissable ; <text:span text:style-name="T42">le sujet va réinvestir dans des projets de création l’énergie</text:span> liée à <text:span text:style-name="T42">ses</text:span> pulsion<text:span text:style-name="T42">s</text:span> sexuelle<text:span text:style-name="T42">s</text:span>. Pour Freud, <text:span text:style-name="T42">même si </text:span>la création littéraire, artistique et intellectuelle n'ont <text:span text:style-name="T42">apparemment </text:span>aucun rapport avec la sexualité, <text:span text:style-name="T42">c’est bien de là qu’ils</text:span> tirent leur force.</text:p>
      <text:p text:style-name="P23">→<text:span text:style-name="T45"> intéressant pour la notion de </text:span><text:span text:style-name="T9">désir</text:span><text:span text:style-name="T45"> &amp; </text:span><text:span text:style-name="T27">d’</text:span><text:span text:style-name="T9">art</text:span></text:p>
      <text:p text:style-name="P13"/>
      <text:p text:style-name="P4"><text:span text:style-name="T9"><text:tab/></text:span><text:span text:style-name="T29">Pour</text:span><text:span text:style-name="T11"> </text:span><text:span text:style-name="T29">mettre fin aux symptômes névrotiques, il faut mettre fin au refoulement. Freud élabore donc une forme de thérapie (la </text:span><text:span text:style-name="T11">psychanalyse</text:span><text:span text:style-name="T29">) consacrée à cela : e</text:span><text:span text:style-name="T24">lle se pratique exclusivement par la parole. </text:span><text:span text:style-name="T18">Le psychanalyste </text:span><text:span text:style-name="T24">se place</text:span><text:span text:style-name="T18"> en position médiate entre l'inconscient et le conscient d</text:span><text:span text:style-name="T25">u</text:span><text:span text:style-name="T18"> patient, et </text:span><text:span text:style-name="T26">tente de</text:span><text:span text:style-name="T18"> faire passer le contenu refoulé de l'un à l'autre, </text:span><text:span text:style-name="T29">en travaillant longuement certaines scènes centrales pour le psychisme du patient. Les </text:span><text:span text:style-name="T11">rêves</text:span><text:span text:style-name="T29"> et les associations d’idées permettent d’identifier la façon dont l’inconscient du patient est structuré.</text:span></text:p>
      <text:p text:style-name="P15"/>
      <text:p text:style-name="P25"/>
      <text:p text:style-name="P5"><text:span text:style-name="T12"><text:tab/></text:span><text:span text:style-name="T13">b</text:span><text:span text:style-name="T12">. </text:span><text:span text:style-name="T11">Texte : l</text:span><text:span text:style-name="T12">a « première topique », une représentation de l’appareil psychique</text:span></text:p>
      <text:p text:style-name="P16"/>
      <text:p text:style-name="P16">« La représentation la plus simple de <text:span text:style-name="T50">[l’appareil psychique]</text:span> est la représentation spatiale. Nous assimilons donc le système de l'inconscient à une grande antichambre, dans laquelle les tendances psychiques se pressent, telles des êtres vivants. A cette antichambre est attenante une autre pièce, plus étroite, une sorte de salon, dans lequel séjourne la conscience. Mais, à l'entrée de l'antichambre, dans le salon, veille un gardien qui inspecte chaque tendance psychique, lui impose la censure et l'empêche d'entrer au salon si elle lui déplaît. Que le gardien renvoie une tendance donnée dès le seuil ou qu'il lui fasse repasser le seuil après qu'elle ait pénétré dans le salon, la différence n'est pas bien grande <text:span text:style-name="T50">[...]</text:span>. Tout dépend du degré de sa vigilance et de sa perspicacité <text:span text:style-name="T50">[</text:span>…<text:span text:style-name="T50">]</text:span>.</text:p>
      <text:p text:style-name="P16"/>
      <text:p text:style-name="P16">Les tendances qui se trouvent dans l'antichambre réservée à l'inconscient échappent au regard du conscient qui séjourne dans la pièce voisine. Elles sont tout d'abord inconscientes. Lorsque, après avoir pénétré jusqu'au seuil, elles sont renvoyées par le gardien, c'est qu'elles sont incapables de devenir conscientes : nous disons alors qu'elles sont refoulées. Mais, les tendances auxquelles le gardien a permis de franchir le seuil ne sont pas pour cela devenues nécessairement conscientes; elles peuvent le devenir si elles réussissent à attirer sur elles le regard de la conscience. Nous appellerons donc cette deuxième pièce : système de la pré-conscience <text:span text:style-name="T50">[</text:span>…<text:span text:style-name="T50">]</text:span>.</text:p>
      <text:p text:style-name="P16"/>
      <text:p text:style-name="P16">L'essence du refoulement consiste en ce qu'une tendance donnée est empêchée par le gardien de pénétrer de l'inconscient dans le pré-conscient. Et c'est ce gardien qui nous apparaît sous la forme d'une résistance, lorsque nous essayons, par le traitement analytique, de mettre fin au refoulement. »</text:p>
      <text:p text:style-name="P7"><text:span text:style-name="T18">Sigmund Freud, </text:span><text:span text:style-name="T33">Introduction à la psychanalyse</text:span><text:span text:style-name="T18">, III</text:span></text:p>
      <text:p text:style-name="P17"/>
      <text:p text:style-name="P18"><text:span text:style-name="T2">Exercice :</text:span> représentez graphiquement cette première topique !</text:p>
      <text:p text:style-name="P17"/>
      <text:p text:style-name="P26"/>
      <text:p text:style-name="P26"/>
      <text:p text:style-name="P26"/>
      <text:p text:style-name="P26"/>
      <text:p text:style-name="P26"/>
      <text:p text:style-name="P26"/>
      <text:p text:style-name="P26"/>
      <text:p text:style-name="P26"/>
      <text:p text:style-name="P9"/>
      <text:p text:style-name="P9"/>
      <text:p text:style-name="P21">Conclusion</text:p>
      <text:p text:style-name="P10"/>
      <text:p text:style-name="P10"><text:tab/><text:span text:style-name="T51">Notre identité personnelle ne peut pas faire l’objet d’un savoir solide et certain, mais nous pouvons par introspection identifier ce qui nous définit </text:span><text:span text:style-name="T52">profondément </text:span>: notre <text:span text:style-name="T1">conscience</text:span> et notre <text:span text:style-name="T1">liberté</text:span>.</text:p>
      <text:p text:style-name="P10"><text:span text:style-name="T46"><text:tab/></text:span><text:span text:style-name="T47">P</text:span><text:span text:style-name="T46">our autant, </text:span><text:span text:style-name="T52">cette connaissance intime que nous avons de notre propre essence est aussi une méconnaissance : nous perception de nous-même est partielle, et nous ignorons facilement qu’il y a</text:span><text:span text:style-name="T46"> l’obscurité en nous, construite par notre passé et nos affects. </text:span><text:span text:style-name="T47">C</text:span><text:span text:style-name="T46">ette obscurité, pour être dissipée, demande une expérience de soi et un long travail d’interprétation critique. Dans ce travail, le regard d’autrui est essentiel : lui seul peut nous décentrer de nos certitudes </text:span><text:span text:style-name="T47">illusoires</text:span><text:span text:style-name="T46">.</text:span></text:p>
      <text:p text:style-name="P8"><text:span text:style-name="T18"><text:tab/></text:span><text:span text:style-name="T28">Si cette obscurité à soi n</text:span><text:span text:style-name="T48">e peut jamais totalement être dissipée, cela signifie qu’ê</text:span><text:span text:style-name="T18">tre sujet n</text:span><text:span text:style-name="T48">e peut impliquer</text:span><text:span text:style-name="T18"> ni une parfaite connaissance de ce que nous sommes, ni une liberté absolue : nous sommes soumis à des déterminismes que nous ignorons, et </text:span><text:span text:style-name="T34">qui nous font agir</text:span><text:span text:style-name="T18"> bien plus que nous agissons. </text:span><text:span text:style-name="T49">I</text:span><text:span text:style-name="T15">l faut concevoir la subjectivité comme une destination</text:span><text:span text:style-name="T18">, quelque chose vers quoi nous devons tendre par </text:span><text:span text:style-name="T15">une plus grande connaissance du monde et de nous-mêm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Arial" style:font-family-generic="system"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charset="x-symbol"/>
    <style:font-face style:name="OpenSymbol1" svg:font-family="OpenSymbol, 'Arial Unicode MS'" style:font-family-generic="roman" style:font-pitch="variable"/>
    <style:font-face style:name="SimSun" svg:font-family="SimSun" style:font-family-generic="system" style:font-pitch="variable"/>
    <style:font-face style:name="Symbol" svg:font-family="Symbol"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Style_20_de_20_dessin_20_par_20_défaut" style:display-name="Style de dessin par défaut"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Arial"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yle_20_de_20_dessin_20_par_20_défaut"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yle_20_de_20_dessin_20_par_20_défaut"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yle_20_de_20_dessin_20_par_20_défaut"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yle_20_de_20_dessin_20_par_20_défaut"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uces" style:family="paragraph" style:default-outline-level="">
      <style:text-properties style:font-name="OpenSymbol1" fo:font-family="OpenSymbol, 'Arial Unicode MS'"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en_20_Internet" style:display-name="Lien Internet"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ncre_20_de_20_note_20_de_20_bas_20_de_20_page" style:display-name="Ancre de note de bas de page" style:family="paragraph" style:default-outline-level="">
      <style:text-properties style:text-position="super 58%"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aractères_20_de_20_numérotation" style:display-name="Caractères de numérotation"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aractères_20_de_20_note_20_de_20_fin" style:display-name="Caractères de note de fin"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en_20_Internet_20_visité" style:display-name="Lien Internet visité" style:family="paragraph" style:default-outline-level="">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ccentuation_20_forte" style:display-name="Accentuation forte"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27T13:28:19.783000000</meta:creation-date>
    <dc:date>2022-11-28T21:28:17.065000000</dc:date>
    <meta:editing-duration>PT54M22S</meta:editing-duration>
    <meta:editing-cycles>11</meta:editing-cycles>
    <meta:generator>LibreOffice/7.3.1.3$Windows_X86_64 LibreOffice_project/a69ca51ded25f3eefd52d7bf9a5fad8c90b87951</meta:generator>
    <meta:document-statistic meta:table-count="2" meta:image-count="0" meta:object-count="0" meta:page-count="2" meta:paragraph-count="20" meta:word-count="923" meta:character-count="5993" meta:non-whitespace-character-count="5079"/>
  </office:meta>
</office:document-meta>
</file>